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ContextWrapper23.handlePageException( Throwable the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23.AbstractPageContextWrapper23( PageContext theOriginalPageContext , Servlet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